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3cm" fo:min-width="3.136cm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dash" draw:textarea-horizontal-align="right" draw:textarea-vertical-align="top" draw:auto-grow-height="false" fo:min-height="6.35cm" fo:min-width="10.5cm"/>
    </style:style>
    <style:style style:name="gr4" style:family="graphic" style:parent-style-name="standard">
      <style:graphic-properties draw:stroke="dash" draw:textarea-horizontal-align="right" draw:textarea-vertical-align="top" draw:auto-grow-height="false" fo:min-height="4.55cm" fo:min-width="6.5cm"/>
    </style:style>
    <style:style style:name="gr5" style:family="graphic" style:parent-style-name="standard">
      <style:graphic-properties draw:stroke="dash" draw:textarea-horizontal-align="right" draw:textarea-vertical-align="top" draw:auto-grow-height="false" fo:min-height="4.75cm" fo:min-width="5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end"/>
      <style:text-properties fo:font-weight="bold" style:font-weight-asian="bold" style:font-weight-complex="bold"/>
    </style:style>
    <style:style style:name="P5" style:family="paragraph">
      <style:paragraph-properties fo:text-align="end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36cm" svg:height="1.08cm" svg:x="3cm" svg:y="1.5cm">
          <text:p text:style-name="P1"><text:span text:style-name="T1">Main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636cm" svg:height="1.08cm" svg:x="1.264cm" svg:y="3.9cm">
          <text:p text:style-name="P1"><text:span text:style-name="T1">Drawing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636cm" svg:height="1.08cm" svg:x="6.564cm" svg:y="3cm">
          <text:p text:style-name="P1"><text:span text:style-name="T1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.636cm" svg:height="1.08cm" svg:x="3.7cm" svg:y="5.4cm">
          <text:p text:style-name="P1"><text:span text:style-name="T1">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636cm" svg:height="1.08cm" svg:x="7.5cm" svg:y="5.4cm">
          <text:p text:style-name="P1"><text:span text:style-name="T1">Relationsh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4.818cm" svg:y1="2.58cm" svg:x2="3.082cm" svg:y2="3.9cm" draw:start-shape="id1" draw:start-glue-point="2" draw:end-shape="id2" draw:end-glue-point="0" svg:d="M4818 2580v660h-1736v660" svg:viewBox="0 0 1737 1321">
          <text:p/>
        </draw:connector>
        <draw:connector draw:style-name="gr2" draw:text-style-name="P3" draw:layer="layout" svg:x1="8.382cm" svg:y1="4.08cm" svg:x2="5.518cm" svg:y2="5.4cm" draw:start-shape="id3" draw:start-glue-point="2" draw:end-shape="id4" draw:end-glue-point="0" svg:d="M8382 4080v660h-2864v660" svg:viewBox="0 0 2865 1321">
          <text:p/>
        </draw:connector>
        <draw:connector draw:style-name="gr2" draw:text-style-name="P3" draw:layer="layout" svg:x1="8.382cm" svg:y1="4.08cm" svg:x2="9.318cm" svg:y2="5.4cm" draw:start-shape="id3" draw:start-glue-point="2" draw:end-shape="id5" draw:end-glue-point="0" svg:d="M8382 4080v660h936v660" svg:viewBox="0 0 937 1321">
          <text:p/>
        </draw:connector>
        <draw:connector draw:style-name="gr2" draw:text-style-name="P3" draw:layer="layout" svg:x1="6.636cm" svg:y1="2.04cm" svg:x2="8.382cm" svg:y2="3cm" draw:start-shape="id1" draw:start-glue-point="1" draw:end-shape="id3" draw:end-glue-point="0" svg:d="M6636 2040h1746v960" svg:viewBox="0 0 1747 961">
          <text:p/>
        </draw:connector>
        <draw:custom-shape draw:style-name="gr1" draw:text-style-name="P2" xml:id="id6" draw:id="id6" draw:layer="layout" svg:width="3.636cm" svg:height="1.08cm" svg:x="2.464cm" svg:y="9.72cm">
          <text:p text:style-name="P1"><text:span text:style-name="T1">Ma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.636cm" svg:height="1.08cm" svg:x="14.864cm" svg:y="5.52cm">
          <text:p text:style-name="P1"><text:span text:style-name="T1">Graph Draw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3.636cm" svg:height="1.08cm" svg:x="14.9cm" svg:y="7.6cm">
          <text:p text:style-name="P1"><text:span text:style-name="T1">Gaussian L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line-skew="1.5cm 0.999cm" svg:x1="4.282cm" svg:y1="9.72cm" svg:x2="10.2cm" svg:y2="3.54cm" draw:start-shape="id6" draw:start-glue-point="0" draw:end-shape="id3" draw:end-glue-point="1" svg:d="M4282 9720v-1320h7418v-4860h-1500" svg:viewBox="0 0 7419 6181">
          <text:p/>
        </draw:connector>
        <draw:connector draw:style-name="gr2" draw:text-style-name="P3" draw:layer="layout" svg:x1="3.082cm" svg:y1="4.98cm" svg:x2="16.682cm" svg:y2="6.6cm" draw:start-shape="id2" draw:start-glue-point="2" draw:end-shape="id7" draw:end-glue-point="2" svg:d="M3082 4980v2121h13600v-501" svg:viewBox="0 0 13601 2122">
          <text:p/>
        </draw:connector>
        <draw:connector draw:style-name="gr2" draw:text-style-name="P3" draw:layer="layout" svg:x1="18.5cm" svg:y1="6.06cm" svg:x2="18.536cm" svg:y2="8.14cm" draw:start-shape="id7" draw:start-glue-point="1" draw:end-shape="id8" draw:end-glue-point="1" svg:d="M18500 6060h537v2080h-501" svg:viewBox="0 0 538 2081">
          <text:p/>
        </draw:connector>
        <draw:custom-shape draw:style-name="gr1" draw:text-style-name="P2" xml:id="id9" draw:id="id9" draw:layer="layout" svg:width="3.636cm" svg:height="1.08cm" svg:x="2.464cm" svg:y="11.3cm">
          <text:p text:style-name="P1"><text:span text:style-name="T1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4.282cm" svg:y1="10.8cm" svg:x2="4.282cm" svg:y2="11.3cm" draw:start-shape="id6" draw:start-glue-point="2" draw:end-shape="id9" draw:end-glue-point="0" svg:d="M4282 10800v500" svg:viewBox="0 0 1 501">
          <text:p/>
        </draw:connector>
        <draw:connector draw:style-name="gr2" draw:text-style-name="P3" draw:layer="layout" draw:line-skew="3.818cm" svg:x1="14.864cm" svg:y1="6.06cm" svg:x2="6.1cm" svg:y2="11.84cm" draw:start-shape="id7" draw:start-glue-point="3" draw:end-shape="id9" svg:d="M14864 6060h-564v5780h-8200" svg:viewBox="0 0 8765 5781">
          <text:p/>
        </draw:connector>
        <draw:custom-shape draw:style-name="gr3" draw:text-style-name="P5" draw:layer="layout" svg:width="11cm" svg:height="6.6cm" svg:x="1cm" svg:y="1cm">
          <text:p text:style-name="P4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cm" svg:height="4.8cm" svg:x="13cm" svg:y="4.6cm">
          <text:p text:style-name="P4"><text:span text:style-name="T2">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5cm" svg:x="1cm" svg:y="8.8cm">
          <text:p text:style-name="P4"><text:span text:style-name="T2">Controll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6T17:34:52.699780251</meta:creation-date>
    <meta:editing-duration>PT4M25S</meta:editing-duration>
    <meta:editing-cycles>3</meta:editing-cycles>
    <meta:generator>LibreOffice/4.4.2.2$Linux_X86_64 LibreOffice_project/40m0$Build-2</meta:generator>
    <dc:date>2015-04-06T17:39:15.118982414</dc:date>
    <meta:document-statistic meta:object-count="21"/>
  </office:meta>
</office:document-meta>
</file>